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2.test_max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.test_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.test_max_array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.test_min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.test_max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.test_min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Test_2.test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.test_min_array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